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f467" officeooo:paragraph-rsid="001ff467"/>
    </style:style>
    <style:style style:name="P2" style:family="paragraph" style:parent-style-name="Standard">
      <style:text-properties officeooo:rsid="00219f64" officeooo:paragraph-rsid="00219f64"/>
    </style:style>
    <style:style style:name="P3" style:family="paragraph" style:parent-style-name="Standard">
      <style:text-properties officeooo:rsid="00219f64" officeooo:paragraph-rsid="00219f64" fo:background-color="#ffff00"/>
    </style:style>
    <style:style style:name="T1" style:family="text">
      <style:text-properties officeooo:rsid="00219f64"/>
    </style:style>
    <style:style style:name="T2" style:family="text">
      <style:text-properties officeooo:rsid="0023fb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ts : </text:p>
      <text:p text:style-name="P1"/>
      <text:p text:style-name="P3">ajouter logique : si mot pas celui à deviner, alors peut envoyer sa propriété au début (ou pendant la partie)</text:p>
      <text:p text:style-name="P1"/>
      <text:p text:style-name="P2">CUIRE PINCE RETOURNER → ajouter barbecue</text:p>
      <text:p text:style-name="P2">CUIRE POELE OMELETTE → ajouter omelette (avec du fromage!!!)</text:p>
      <text:p text:style-name="P2">PLAT TROU TROU TROU POCHE A DOUILLE → cup cakes</text:p>
      <text:p text:style-name="P2">PLAT COUPER PART DE GATEAU MANGER.→ ajouter gateau</text:p>
      <text:p text:style-name="P1">ROND SANDWICH → <text:span text:style-name="T2">hamburger</text:span></text:p>
      <text:p text:style-name="P1">CARRÉ SANDWICH → <text:span text:style-name="T2">croque monsieur</text:span></text:p>
      <text:p text:style-name="P1">LONG SANDWICH <text:span text:style-name="T1">(il faut du fromage) → </text:span><text:span text:style-name="T2">burrito</text:span></text:p>
      <text:p text:style-name="P1">CROISSANT SANDWICH <text:span text:style-name="T1">(il faut du fromage) → </text:span><text:span text:style-name="T2">kebab</text:span></text:p>
      <text:p text:style-name="P1">REMUER FIL → <text:span text:style-name="T2">fondue</text:span></text:p>
      <text:p text:style-name="P1">BOL LIQUIDE <text:span text:style-name="T1">BOIRE → </text:span><text:span text:style-name="T2">soupe</text:span></text:p>
      <text:p text:style-name="P1">FRAISE PAILLE → <text:span text:style-name="T2">smoothie</text:span></text:p>
      <text:p text:style-name="P2">FRAISE CROQUER → ajouter image et vidéo</text:p>
      <text:p text:style-name="P2">ARBRE PRENDRE POMME CROQUER → changer vidéo et image</text:p>
      <text:p text:style-name="P2">PLAT PATES ROND -&gt; CHORIZO à ajouter (il faut du fromage)</text:p>
      <text:p text:style-name="P1">BOL M<text:span text:style-name="T1">ELANGER SALADE → </text:span><text:span text:style-name="T2">salade</text:span></text:p>
      <text:p text:style-name="P1">POULET</text:p>
      <text:p text:style-name="P2">PLAT COUPER PART DE PIZZA MANGER (il faut du fromage) → <text:span text:style-name="T2">pizza</text:span></text:p>
      <text:p text:style-name="P2">rajouter fufu (et image) → PLAT MANGER MAIN</text:p>
      <text:p text:style-name="P1"/>
      <text:p text:style-name="P1"/>
      <text:p text:style-name="P1">MANGER AVEC BAGUETTES</text:p>
      <text:p text:style-name="P1">HAMBURGER SANDWICH OU KEBAB CROQUE MONSIEUR NON</text:p>
      <text:p text:style-name="P1">TOMATE <text:span text:style-name="T1">Y A PAS</text:span></text:p>
      <text:p text:style-name="P2">PLAT ROND AU FOUR</text:p>
      <text:p text:style-name="P2">VIANDE Y A PAS</text:p>
      <text:p text:style-name="P2">FROMAGE Y A PAS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6:13:05.804958288</meta:creation-date>
    <dc:date>2024-06-27T18:03:41.221363297</dc:date>
    <meta:editing-duration>PT1H31M57S</meta:editing-duration>
    <meta:editing-cycles>3</meta:editing-cycles>
    <meta:generator>LibreOffice/7.5.9.2$Linux_X86_64 LibreOffice_project/50$Build-2</meta:generator>
    <meta:document-statistic meta:table-count="0" meta:image-count="0" meta:object-count="0" meta:page-count="1" meta:paragraph-count="26" meta:word-count="172" meta:character-count="943" meta:non-whitespace-character-count="796"/>
  </office:meta>
</office:document-meta>
</file>